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10.83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9.12mm"/>
    </style:style>
    <style:style style:name="co13" style:family="table-column">
      <style:table-column-properties fo:break-before="auto" style:column-width="18.03mm"/>
    </style:style>
    <style:style style:name="co14" style:family="table-column">
      <style:table-column-properties fo:break-before="auto" style:column-width="21.06mm"/>
    </style:style>
    <style:style style:name="co15" style:family="table-column">
      <style:table-column-properties fo:break-before="auto" style:column-width="15.8mm"/>
    </style:style>
    <style:style style:name="co16" style:family="table-column">
      <style:table-column-properties fo:break-before="auto" style:column-width="26.04mm"/>
    </style:style>
    <style:style style:name="co17" style:family="table-column">
      <style:table-column-properties fo:break-before="auto" style:column-width="16.09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3.04mm"/>
    </style:style>
    <style:style style:name="co20" style:family="table-column">
      <style:table-column-properties fo:break-before="auto" style:column-width="24.09mm"/>
    </style:style>
    <style:style style:name="co21" style:family="table-column">
      <style:table-column-properties fo:break-before="auto" style:column-width="23mm"/>
    </style:style>
    <style:style style:name="co22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_recu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ecution time</text:p>
          </table:table-cell>
          <table:table-cell office:value-type="float" office:value="1861560" calcext:value-type="float">
            <text:p>1861560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:.B10])" office:value-type="float" office:value="1873526.7" calcext:value-type="float">
            <text:p>1873526,7</text:p>
          </table:table-cell>
          <table:table-cell/>
          <table:table-cell table:formula="of:=AVERAGE([.D1:.D10])" office:value-type="float" office:value="192.2" calcext:value-type="float">
            <text:p>192,2</text:p>
          </table:table-cell>
          <table:table-cell table:formula="of:=[.H1]*[.J1]-[.N1]" office:value-type="float" office:value="7.80000000000001" calcext:value-type="float">
            <text:p>7,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79990" calcext:value-type="float">
            <text:p>1879990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]*[.J2]-[.N2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66208" calcext:value-type="float">
            <text:p>1866208</text:p>
          </table:table-cell>
          <table:table-cell office:value-type="string" calcext:value-type="string">
            <text:p>total volum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]*[.J3]-[.N3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93868" calcext:value-type="float">
            <text:p>1893868</text:p>
          </table:table-cell>
          <table:table-cell office:value-type="string" calcext:value-type="string">
            <text:p>total volu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]*[.J4]-[.N4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83338" calcext:value-type="float">
            <text:p>1883338</text:p>
          </table:table-cell>
          <table:table-cell office:value-type="string" calcext:value-type="string">
            <text:p>total volum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]*[.J5]-[.N5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49348" calcext:value-type="float">
            <text:p>1849348</text:p>
          </table:table-cell>
          <table:table-cell office:value-type="string" calcext:value-type="string">
            <text:p>total volu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]*[.J6]-[.N6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77069" calcext:value-type="float">
            <text:p>1877069</text:p>
          </table:table-cell>
          <table:table-cell office:value-type="string" calcext:value-type="string">
            <text:p>total volum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]*[.J7]-[.N7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80475" calcext:value-type="float">
            <text:p>1880475</text:p>
          </table:table-cell>
          <table:table-cell office:value-type="string" calcext:value-type="string">
            <text:p>total volu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]*[.J8]-[.N8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51399" calcext:value-type="float">
            <text:p>1851399</text:p>
          </table:table-cell>
          <table:table-cell office:value-type="string" calcext:value-type="string">
            <text:p>total volu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]*[.J9]-[.N9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92012" calcext:value-type="float">
            <text:p>1892012</text:p>
          </table:table-cell>
          <table:table-cell office:value-type="string" calcext:value-type="string">
            <text:p>total volu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]*[.J10]-[.N10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92481" calcext:value-type="float">
            <text:p>1892481</text:p>
          </table:table-cell>
          <table:table-cell office:value-type="string" calcext:value-type="string">
            <text:p>total volum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1:.B20])" office:value-type="float" office:value="1861094.9" calcext:value-type="float">
            <text:p>1861094,9</text:p>
          </table:table-cell>
          <table:table-cell/>
          <table:table-cell table:formula="of:=AVERAGE([.D11:.D20])" office:value-type="float" office:value="276.6" calcext:value-type="float">
            <text:p>276,6</text:p>
          </table:table-cell>
          <table:table-cell table:formula="of:=[.H11]*[.J11]-[.N11]" office:value-type="float" office:value="23.4" calcext:value-type="float">
            <text:p>23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57258" calcext:value-type="float">
            <text:p>1857258</text:p>
          </table:table-cell>
          <table:table-cell office:value-type="string" calcext:value-type="string">
            <text:p>total volum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]*[.J12]-[.N12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33319" calcext:value-type="float">
            <text:p>1833319</text:p>
          </table:table-cell>
          <table:table-cell office:value-type="string" calcext:value-type="string">
            <text:p>total volum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]*[.J13]-[.N13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59995" calcext:value-type="float">
            <text:p>1859995</text:p>
          </table:table-cell>
          <table:table-cell office:value-type="string" calcext:value-type="string">
            <text:p>total volum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]*[.J14]-[.N14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66152" calcext:value-type="float">
            <text:p>1866152</text:p>
          </table:table-cell>
          <table:table-cell office:value-type="string" calcext:value-type="string">
            <text:p>total volum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]*[.J15]-[.N15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57883" calcext:value-type="float">
            <text:p>1857883</text:p>
          </table:table-cell>
          <table:table-cell office:value-type="string" calcext:value-type="string">
            <text:p>total volum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]*[.J16]-[.N16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58203" calcext:value-type="float">
            <text:p>1858203</text:p>
          </table:table-cell>
          <table:table-cell office:value-type="string" calcext:value-type="string">
            <text:p>total volum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]*[.J17]-[.N17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54401" calcext:value-type="float">
            <text:p>1854401</text:p>
          </table:table-cell>
          <table:table-cell office:value-type="string" calcext:value-type="string">
            <text:p>total volum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]*[.J18]-[.N18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71140" calcext:value-type="float">
            <text:p>1871140</text:p>
          </table:table-cell>
          <table:table-cell office:value-type="string" calcext:value-type="string">
            <text:p>total volum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]*[.J19]-[.N19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60117" calcext:value-type="float">
            <text:p>1860117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]*[.J20]-[.N20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86480" calcext:value-type="float">
            <text:p>1886480</text:p>
          </table:table-cell>
          <table:table-cell office:value-type="string" calcext:value-type="string">
            <text:p>total volume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1:.B30])" office:value-type="float" office:value="1707967.7" calcext:value-type="float">
            <text:p>1707967,7</text:p>
          </table:table-cell>
          <table:table-cell/>
          <table:table-cell table:formula="of:=AVERAGE([.D21:.D30])" office:value-type="float" office:value="370.4" calcext:value-type="float">
            <text:p>370,4</text:p>
          </table:table-cell>
          <table:table-cell table:formula="of:=[.H21]*[.J21]-[.N21]" office:value-type="float" office:value="29.6" calcext:value-type="float">
            <text:p>29,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6000" calcext:value-type="float">
            <text:p>1906000</text:p>
          </table:table-cell>
          <table:table-cell office:value-type="string" calcext:value-type="string">
            <text:p>total volum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]*[.J22]-[.N22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92205" calcext:value-type="float">
            <text:p>1892205</text:p>
          </table:table-cell>
          <table:table-cell office:value-type="string" calcext:value-type="string">
            <text:p>total volum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]*[.J23]-[.N23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1156" calcext:value-type="float">
            <text:p>1901156</text:p>
          </table:table-cell>
          <table:table-cell office:value-type="string" calcext:value-type="string">
            <text:p>total volum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]*[.J24]-[.N24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1359" calcext:value-type="float">
            <text:p>1901359</text:p>
          </table:table-cell>
          <table:table-cell office:value-type="string" calcext:value-type="string">
            <text:p>total volume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]*[.J25]-[.N25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98266" calcext:value-type="float">
            <text:p>1898266</text:p>
          </table:table-cell>
          <table:table-cell office:value-type="string" calcext:value-type="string">
            <text:p>total volume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]*[.J26]-[.N26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otal volum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]*[.J27]-[.N27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88959" calcext:value-type="float">
            <text:p>1888959</text:p>
          </table:table-cell>
          <table:table-cell office:value-type="string" calcext:value-type="string">
            <text:p>total volum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]*[.J28]-[.N28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17609" calcext:value-type="float">
            <text:p>1917609</text:p>
          </table:table-cell>
          <table:table-cell office:value-type="string" calcext:value-type="string">
            <text:p>total volum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9]*[.J29]-[.N29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887290" calcext:value-type="float">
            <text:p>1887290</text:p>
          </table:table-cell>
          <table:table-cell office:value-type="string" calcext:value-type="string">
            <text:p>total volum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0]*[.J30]-[.N30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22630" calcext:value-type="float">
            <text:p>1922630</text:p>
          </table:table-cell>
          <table:table-cell office:value-type="string" calcext:value-type="string">
            <text:p>total volum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31:.B40])" office:value-type="float" office:value="959278.5" calcext:value-type="float">
            <text:p>959278,5</text:p>
          </table:table-cell>
          <table:table-cell/>
          <table:table-cell table:formula="of:=AVERAGE([.D31:.D40])" office:value-type="float" office:value="474.5" calcext:value-type="float">
            <text:p>474,5</text:p>
          </table:table-cell>
          <table:table-cell table:formula="of:=[.H31]*[.J31]-[.N31]" office:value-type="float" office:value="125.5" calcext:value-type="float">
            <text:p>125,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otal volum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2]*[.J32]-[.N32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total volum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3]*[.J33]-[.N33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otal volum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4]*[.J34]-[.N34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total volum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5]*[.J35]-[.N35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5060" calcext:value-type="float">
            <text:p>1905060</text:p>
          </table:table-cell>
          <table:table-cell office:value-type="string" calcext:value-type="string">
            <text:p>total volume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6]*[.J36]-[.N36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otal volum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7]*[.J37]-[.N37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9004" calcext:value-type="float">
            <text:p>1909004</text:p>
          </table:table-cell>
          <table:table-cell office:value-type="string" calcext:value-type="string">
            <text:p>total volum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8]*[.J38]-[.N38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48518" calcext:value-type="float">
            <text:p>1948518</text:p>
          </table:table-cell>
          <table:table-cell office:value-type="string" calcext:value-type="string">
            <text:p>total volum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39]*[.J39]-[.N39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05635" calcext:value-type="float">
            <text:p>1905635</text:p>
          </table:table-cell>
          <table:table-cell office:value-type="string" calcext:value-type="string">
            <text:p>total volum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0]*[.J40]-[.N40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8594" calcext:value-type="float">
            <text:p>2018594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41:.B50])" office:value-type="float" office:value="2000369.8" calcext:value-type="float">
            <text:p>2000369,8</text:p>
          </table:table-cell>
          <table:table-cell/>
          <table:table-cell table:formula="of:=AVERAGE([.D41:.D50])" office:value-type="float" office:value="198.6" calcext:value-type="float">
            <text:p>198,6</text:p>
          </table:table-cell>
          <table:table-cell table:formula="of:=[.H41]*[.J41]-[.N41]" office:value-type="float" office:value="1.40000000000001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1086" calcext:value-type="float">
            <text:p>201108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2]*[.J42]-[.N42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25527" calcext:value-type="float">
            <text:p>2025527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3]*[.J43]-[.N43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6410" calcext:value-type="float">
            <text:p>201641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4]*[.J44]-[.N44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8275" calcext:value-type="float">
            <text:p>2008275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5]*[.J45]-[.N45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87894" calcext:value-type="float">
            <text:p>1987894</text:p>
          </table:table-cell>
          <table:table-cell office:value-type="string" calcext:value-type="string">
            <text:p>total volu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6]*[.J46]-[.N46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9803" calcext:value-type="float">
            <text:p>2009803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7]*[.J47]-[.N47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6381" calcext:value-type="float">
            <text:p>1966381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8]*[.J48]-[.N48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59280" calcext:value-type="float">
            <text:p>1959280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49]*[.J49]-[.N49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0448" calcext:value-type="float">
            <text:p>2000448</text:p>
          </table:table-cell>
          <table:table-cell office:value-type="string" calcext:value-type="string">
            <text:p>total volu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0]*[.J50]-[.N50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8268" calcext:value-type="float">
            <text:p>1968268</text:p>
          </table:table-cell>
          <table:table-cell office:value-type="string" calcext:value-type="string">
            <text:p>total volum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51:.B60])" office:value-type="float" office:value="1971690" calcext:value-type="float">
            <text:p>1971690</text:p>
          </table:table-cell>
          <table:table-cell/>
          <table:table-cell table:formula="of:=AVERAGE([.D51:.D60])" office:value-type="float" office:value="295.2" calcext:value-type="float">
            <text:p>295,2</text:p>
          </table:table-cell>
          <table:table-cell table:formula="of:=[.H51]*[.J51]-[.N51]" office:value-type="float" office:value="4.80000000000001" calcext:value-type="float">
            <text:p>4,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3196" calcext:value-type="float">
            <text:p>1993196</text:p>
          </table:table-cell>
          <table:table-cell office:value-type="string" calcext:value-type="string">
            <text:p>total volum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2]*[.J52]-[.N52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4116" calcext:value-type="float">
            <text:p>1994116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3]*[.J53]-[.N53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3646" calcext:value-type="float">
            <text:p>1963646</text:p>
          </table:table-cell>
          <table:table-cell office:value-type="string" calcext:value-type="string">
            <text:p>total volum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4]*[.J54]-[.N54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9756" calcext:value-type="float">
            <text:p>1969756</text:p>
          </table:table-cell>
          <table:table-cell office:value-type="string" calcext:value-type="string">
            <text:p>total volum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5]*[.J55]-[.N55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2446" calcext:value-type="float">
            <text:p>1962446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6]*[.J56]-[.N56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51588" calcext:value-type="float">
            <text:p>1951588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7]*[.J57]-[.N57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71522" calcext:value-type="float">
            <text:p>1971522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8]*[.J58]-[.N58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73423" calcext:value-type="float">
            <text:p>1973423</text:p>
          </table:table-cell>
          <table:table-cell office:value-type="string" calcext:value-type="string">
            <text:p>total volum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59]*[.J59]-[.N59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8939" calcext:value-type="float">
            <text:p>1968939</text:p>
          </table:table-cell>
          <table:table-cell office:value-type="string" calcext:value-type="string">
            <text:p>total volum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0]*[.J60]-[.N60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73057" calcext:value-type="float">
            <text:p>1973057</text:p>
          </table:table-cell>
          <table:table-cell office:value-type="string" calcext:value-type="string">
            <text:p>total volum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61:.B70])" office:value-type="float" office:value="2003982.3" calcext:value-type="float">
            <text:p>2003982,3</text:p>
          </table:table-cell>
          <table:table-cell/>
          <table:table-cell table:formula="of:=AVERAGE([.D61:.D70])" office:value-type="float" office:value="392.6" calcext:value-type="float">
            <text:p>392,6</text:p>
          </table:table-cell>
          <table:table-cell table:formula="of:=[.H61]*[.J61]-[.N61]" office:value-type="float" office:value="7.39999999999998" calcext:value-type="float">
            <text:p>7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8707" calcext:value-type="float">
            <text:p>2018707</text:p>
          </table:table-cell>
          <table:table-cell office:value-type="string" calcext:value-type="string">
            <text:p>total volume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2]*[.J62]-[.N62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5437" calcext:value-type="float">
            <text:p>2005437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3]*[.J63]-[.N63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2964" calcext:value-type="float">
            <text:p>1992964</text:p>
          </table:table-cell>
          <table:table-cell office:value-type="string" calcext:value-type="string">
            <text:p>total volum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4]*[.J64]-[.N64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28143" calcext:value-type="float">
            <text:p>2028143</text:p>
          </table:table-cell>
          <table:table-cell office:value-type="string" calcext:value-type="string">
            <text:p>total volum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5]*[.J65]-[.N65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9507" calcext:value-type="float">
            <text:p>1999507</text:p>
          </table:table-cell>
          <table:table-cell office:value-type="string" calcext:value-type="string">
            <text:p>total volum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6]*[.J66]-[.N66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1012" calcext:value-type="float">
            <text:p>2001012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7]*[.J67]-[.N67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7259" calcext:value-type="float">
            <text:p>1997259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8]*[.J68]-[.N68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0484" calcext:value-type="float">
            <text:p>2010484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69]*[.J69]-[.N69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3253" calcext:value-type="float">
            <text:p>2013253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0]*[.J70]-[.N70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7099" calcext:value-type="float">
            <text:p>1997099</text:p>
          </table:table-cell>
          <table:table-cell office:value-type="string" calcext:value-type="string">
            <text:p>total volum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71:.B80])" office:value-type="float" office:value="2012378.9" calcext:value-type="float">
            <text:p>2012378,9</text:p>
          </table:table-cell>
          <table:table-cell/>
          <table:table-cell table:formula="of:=AVERAGE([.D71:.D80])" office:value-type="float" office:value="581" calcext:value-type="float">
            <text:p>581</text:p>
          </table:table-cell>
          <table:table-cell table:formula="of:=[.H71]*[.J71]-[.N71]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98349" calcext:value-type="float">
            <text:p>1998349</text:p>
          </table:table-cell>
          <table:table-cell office:value-type="string" calcext:value-type="string">
            <text:p>total volum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2]*[.J72]-[.N72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9475" calcext:value-type="float">
            <text:p>2019475</text:p>
          </table:table-cell>
          <table:table-cell office:value-type="string" calcext:value-type="string">
            <text:p>total volum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3]*[.J73]-[.N73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24564" calcext:value-type="float">
            <text:p>2024564</text:p>
          </table:table-cell>
          <table:table-cell office:value-type="string" calcext:value-type="string">
            <text:p>total volum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4]*[.J74]-[.N74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12951" calcext:value-type="float">
            <text:p>2012951</text:p>
          </table:table-cell>
          <table:table-cell office:value-type="string" calcext:value-type="string">
            <text:p>total volume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5]*[.J75]-[.N75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9767" calcext:value-type="float">
            <text:p>2009767</text:p>
          </table:table-cell>
          <table:table-cell office:value-type="string" calcext:value-type="string">
            <text:p>total volume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6]*[.J76]-[.N76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89002" calcext:value-type="float">
            <text:p>1989002</text:p>
          </table:table-cell>
          <table:table-cell office:value-type="string" calcext:value-type="string">
            <text:p>total volume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7]*[.J77]-[.N77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04349" calcext:value-type="float">
            <text:p>2004349</text:p>
          </table:table-cell>
          <table:table-cell office:value-type="string" calcext:value-type="string">
            <text:p>total volume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8]*[.J78]-[.N78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30330" calcext:value-type="float">
            <text:p>2030330</text:p>
          </table:table-cell>
          <table:table-cell office:value-type="string" calcext:value-type="string">
            <text:p>total volum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79]*[.J79]-[.N79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37903" calcext:value-type="float">
            <text:p>2037903</text:p>
          </table:table-cell>
          <table:table-cell office:value-type="string" calcext:value-type="string">
            <text:p>total volume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0]*[.J80]-[.N80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total volume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81:.B90])" office:value-type="float" office:value="429335.6" calcext:value-type="float">
            <text:p>429335,6</text:p>
          </table:table-cell>
          <table:table-cell/>
          <table:table-cell table:formula="of:=AVERAGE([.D81:.D90])" office:value-type="float" office:value="1582.5" calcext:value-type="float">
            <text:p>1582,5</text:p>
          </table:table-cell>
          <table:table-cell table:formula="of:=[.H81]*[.J81]-[.N81]" office:value-type="float" office:value="417.5" calcext:value-type="float">
            <text:p>417,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total volume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2]*[.J82]-[.N82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38442" calcext:value-type="float">
            <text:p>2138442</text:p>
          </table:table-cell>
          <table:table-cell office:value-type="string" calcext:value-type="string">
            <text:p>total volume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3]*[.J83]-[.N83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total volume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4]*[.J84]-[.N84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total volume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5]*[.J85]-[.N85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total volume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6]*[.J86]-[.N86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39843" calcext:value-type="float">
            <text:p>2139843</text:p>
          </table:table-cell>
          <table:table-cell office:value-type="string" calcext:value-type="string">
            <text:p>total volume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7]*[.J87]-[.N87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total volume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8]*[.J88]-[.N88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total volu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89]*[.J89]-[.N89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otal volume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0]*[.J90]-[.N90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0405" calcext:value-type="float">
            <text:p>2320405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91:.B100])" office:value-type="float" office:value="2298643.6" calcext:value-type="float">
            <text:p>2298643,6</text:p>
          </table:table-cell>
          <table:table-cell/>
          <table:table-cell table:formula="of:=AVERAGE([.D91:.D100])" office:value-type="float" office:value="199.4" calcext:value-type="float">
            <text:p>199,4</text:p>
          </table:table-cell>
          <table:table-cell table:formula="of:=[.H91]*[.J91]-[.N91]" office:value-type="float" office:value="0.599999999999994" calcext:value-type="float">
            <text:p>0,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13610" calcext:value-type="float">
            <text:p>231361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2]*[.J92]-[.N92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7953" calcext:value-type="float">
            <text:p>2327953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3]*[.J93]-[.N93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37475" calcext:value-type="float">
            <text:p>2337475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4]*[.J94]-[.N94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00588" calcext:value-type="float">
            <text:p>230058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5]*[.J95]-[.N95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76353" calcext:value-type="float">
            <text:p>2276353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6]*[.J96]-[.N96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80755" calcext:value-type="float">
            <text:p>2280755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7]*[.J97]-[.N97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59408" calcext:value-type="float">
            <text:p>2259408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8]*[.J98]-[.N98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83969" calcext:value-type="float">
            <text:p>2283969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99]*[.J99]-[.N99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85920" calcext:value-type="float">
            <text:p>228592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0]*[.J100]-[.N100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04085" calcext:value-type="float">
            <text:p>2304085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01:.B110])" office:value-type="float" office:value="2325054.7" calcext:value-type="float">
            <text:p>2325054,7</text:p>
          </table:table-cell>
          <table:table-cell/>
          <table:table-cell table:formula="of:=AVERAGE([.D101:.D110])" office:value-type="float" office:value="298.3" calcext:value-type="float">
            <text:p>298,3</text:p>
          </table:table-cell>
          <table:table-cell table:formula="of:=[.H101]*[.J101]-[.N101]" office:value-type="float" office:value="1.69999999999999" calcext:value-type="float">
            <text:p>1,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13709" calcext:value-type="float">
            <text:p>2313709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2]*[.J102]-[.N102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61809" calcext:value-type="float">
            <text:p>2361809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3]*[.J103]-[.N103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39560" calcext:value-type="float">
            <text:p>2339560</text:p>
          </table:table-cell>
          <table:table-cell office:value-type="string" calcext:value-type="string">
            <text:p>total volum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4]*[.J104]-[.N104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32060" calcext:value-type="float">
            <text:p>2332060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5]*[.J105]-[.N105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32928" calcext:value-type="float">
            <text:p>2332928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6]*[.J106]-[.N106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14022" calcext:value-type="float">
            <text:p>2314022</text:p>
          </table:table-cell>
          <table:table-cell office:value-type="string" calcext:value-type="string">
            <text:p>total volum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7]*[.J107]-[.N107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5501" calcext:value-type="float">
            <text:p>2325501</text:p>
          </table:table-cell>
          <table:table-cell office:value-type="string" calcext:value-type="string">
            <text:p>total volum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8]*[.J108]-[.N108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8894" calcext:value-type="float">
            <text:p>2328894</text:p>
          </table:table-cell>
          <table:table-cell office:value-type="string" calcext:value-type="string">
            <text:p>total volum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09]*[.J109]-[.N109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97979" calcext:value-type="float">
            <text:p>2297979</text:p>
          </table:table-cell>
          <table:table-cell office:value-type="string" calcext:value-type="string">
            <text:p>total volum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0]*[.J110]-[.N110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15316" calcext:value-type="float">
            <text:p>2315316</text:p>
          </table:table-cell>
          <table:table-cell office:value-type="string" calcext:value-type="string">
            <text:p>total volum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11:.B120])" office:value-type="float" office:value="2336261" calcext:value-type="float">
            <text:p>2336261</text:p>
          </table:table-cell>
          <table:table-cell/>
          <table:table-cell table:formula="of:=AVERAGE([.D111:.D120])" office:value-type="float" office:value="398" calcext:value-type="float">
            <text:p>398</text:p>
          </table:table-cell>
          <table:table-cell table:formula="of:=[.H111]*[.J111]-[.N111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44132" calcext:value-type="float">
            <text:p>2344132</text:p>
          </table:table-cell>
          <table:table-cell office:value-type="string" calcext:value-type="string">
            <text:p>total volum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2]*[.J112]-[.N112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48326" calcext:value-type="float">
            <text:p>2348326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3]*[.J113]-[.N113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6758" calcext:value-type="float">
            <text:p>2326758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4]*[.J114]-[.N114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54332" calcext:value-type="float">
            <text:p>2354332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5]*[.J115]-[.N115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2802" calcext:value-type="float">
            <text:p>2322802</text:p>
          </table:table-cell>
          <table:table-cell office:value-type="string" calcext:value-type="string">
            <text:p>total volum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6]*[.J116]-[.N116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31770" calcext:value-type="float">
            <text:p>2331770</text:p>
          </table:table-cell>
          <table:table-cell office:value-type="string" calcext:value-type="string">
            <text:p>total volume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7]*[.J117]-[.N117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49962" calcext:value-type="float">
            <text:p>2349962</text:p>
          </table:table-cell>
          <table:table-cell office:value-type="string" calcext:value-type="string">
            <text:p>total volum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8]*[.J118]-[.N118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8904" calcext:value-type="float">
            <text:p>2328904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19]*[.J119]-[.N119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40308" calcext:value-type="float">
            <text:p>2340308</text:p>
          </table:table-cell>
          <table:table-cell office:value-type="string" calcext:value-type="string">
            <text:p>total volume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0]*[.J120]-[.N120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59324" calcext:value-type="float">
            <text:p>2359324</text:p>
          </table:table-cell>
          <table:table-cell office:value-type="string" calcext:value-type="string">
            <text:p>total volume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21:.B130])" office:value-type="float" office:value="2376380.6" calcext:value-type="float">
            <text:p>2376380,6</text:p>
          </table:table-cell>
          <table:table-cell/>
          <table:table-cell table:formula="of:=AVERAGE([.D121:.D130])" office:value-type="float" office:value="596.3" calcext:value-type="float">
            <text:p>596,3</text:p>
          </table:table-cell>
          <table:table-cell table:formula="of:=[.H121]*[.J121]-[.N121]" office:value-type="float" office:value="3.70000000000005" calcext:value-type="float">
            <text:p>3,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34824" calcext:value-type="float">
            <text:p>2334824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2]*[.J122]-[.N122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72792" calcext:value-type="float">
            <text:p>2472792</text:p>
          </table:table-cell>
          <table:table-cell office:value-type="string" calcext:value-type="string">
            <text:p>total volume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3]*[.J123]-[.N123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28308" calcext:value-type="float">
            <text:p>2428308</text:p>
          </table:table-cell>
          <table:table-cell office:value-type="string" calcext:value-type="string">
            <text:p>total volum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4]*[.J124]-[.N124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46916" calcext:value-type="float">
            <text:p>2346916</text:p>
          </table:table-cell>
          <table:table-cell office:value-type="string" calcext:value-type="string">
            <text:p>total volu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5]*[.J125]-[.N125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65128" calcext:value-type="float">
            <text:p>2365128</text:p>
          </table:table-cell>
          <table:table-cell office:value-type="string" calcext:value-type="string">
            <text:p>total volum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6]*[.J126]-[.N126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79357" calcext:value-type="float">
            <text:p>2379357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7]*[.J127]-[.N127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58068" calcext:value-type="float">
            <text:p>2358068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8]*[.J128]-[.N128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59705" calcext:value-type="float">
            <text:p>2359705</text:p>
          </table:table-cell>
          <table:table-cell office:value-type="string" calcext:value-type="string">
            <text:p>total volume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29]*[.J129]-[.N129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59384" calcext:value-type="float">
            <text:p>2359384</text:p>
          </table:table-cell>
          <table:table-cell office:value-type="string" calcext:value-type="string">
            <text:p>total volu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0]*[.J130]-[.N130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81209" calcext:value-type="float">
            <text:p>2481209</text:p>
          </table:table-cell>
          <table:table-cell office:value-type="string" calcext:value-type="string">
            <text:p>total volume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31:.B140])" office:value-type="float" office:value="2470679.8" calcext:value-type="float">
            <text:p>2470679,8</text:p>
          </table:table-cell>
          <table:table-cell/>
          <table:table-cell table:formula="of:=AVERAGE([.D131:.D140])" office:value-type="float" office:value="1957.6" calcext:value-type="float">
            <text:p>1957,6</text:p>
          </table:table-cell>
          <table:table-cell table:formula="of:=[.H131]*[.J131]-[.N131]" office:value-type="float" office:value="42.4000000000001" calcext:value-type="float">
            <text:p>42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75871" calcext:value-type="float">
            <text:p>2475871</text:p>
          </table:table-cell>
          <table:table-cell office:value-type="string" calcext:value-type="string">
            <text:p>total volum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2]*[.J132]-[.N132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34588" calcext:value-type="float">
            <text:p>2434588</text:p>
          </table:table-cell>
          <table:table-cell office:value-type="string" calcext:value-type="string">
            <text:p>total volum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3]*[.J133]-[.N133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76063" calcext:value-type="float">
            <text:p>2476063</text:p>
          </table:table-cell>
          <table:table-cell office:value-type="string" calcext:value-type="string">
            <text:p>total volum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4]*[.J134]-[.N134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52564" calcext:value-type="float">
            <text:p>2452564</text:p>
          </table:table-cell>
          <table:table-cell office:value-type="string" calcext:value-type="string">
            <text:p>total volum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5]*[.J135]-[.N135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94692" calcext:value-type="float">
            <text:p>2494692</text:p>
          </table:table-cell>
          <table:table-cell office:value-type="string" calcext:value-type="string">
            <text:p>total volume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6]*[.J136]-[.N136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71834" calcext:value-type="float">
            <text:p>2471834</text:p>
          </table:table-cell>
          <table:table-cell office:value-type="string" calcext:value-type="string">
            <text:p>total volume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7]*[.J137]-[.N137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74643" calcext:value-type="float">
            <text:p>2474643</text:p>
          </table:table-cell>
          <table:table-cell office:value-type="string" calcext:value-type="string">
            <text:p>total volume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8]*[.J138]-[.N138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64636" calcext:value-type="float">
            <text:p>2464636</text:p>
          </table:table-cell>
          <table:table-cell office:value-type="string" calcext:value-type="string">
            <text:p>total volum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39]*[.J139]-[.N139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80698" calcext:value-type="float">
            <text:p>2480698</text:p>
          </table:table-cell>
          <table:table-cell office:value-type="string" calcext:value-type="string">
            <text:p>total volum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0]*[.J140]-[.N140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75100" calcext:value-type="float">
            <text:p>2575100</text:p>
          </table:table-cell>
          <table:table-cell office:value-type="string" calcext:value-type="string">
            <text:p>total volume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41:.B150])" office:value-type="float" office:value="2597482.8" calcext:value-type="float">
            <text:p>2597482,8</text:p>
          </table:table-cell>
          <table:table-cell/>
          <table:table-cell table:formula="of:=AVERAGE([.D141:.D150])" office:value-type="float" office:value="3515.7" calcext:value-type="float">
            <text:p>3515,7</text:p>
          </table:table-cell>
          <table:table-cell table:formula="of:=[.H141]*[.J141]-[.N141]" office:value-type="float" office:value="84.3000000000002" calcext:value-type="float">
            <text:p>84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08289" calcext:value-type="float">
            <text:p>2608289</text:p>
          </table:table-cell>
          <table:table-cell office:value-type="string" calcext:value-type="string">
            <text:p>total volume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2]*[.J142]-[.N142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68396" calcext:value-type="float">
            <text:p>2568396</text:p>
          </table:table-cell>
          <table:table-cell office:value-type="string" calcext:value-type="string">
            <text:p>total volume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3]*[.J143]-[.N143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28747" calcext:value-type="float">
            <text:p>2628747</text:p>
          </table:table-cell>
          <table:table-cell office:value-type="string" calcext:value-type="string">
            <text:p>total volume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4]*[.J144]-[.N144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63063" calcext:value-type="float">
            <text:p>2663063</text:p>
          </table:table-cell>
          <table:table-cell office:value-type="string" calcext:value-type="string">
            <text:p>total volume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5]*[.J145]-[.N145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01417" calcext:value-type="float">
            <text:p>2601417</text:p>
          </table:table-cell>
          <table:table-cell office:value-type="string" calcext:value-type="string">
            <text:p>total volume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6]*[.J146]-[.N146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90868" calcext:value-type="float">
            <text:p>2590868</text:p>
          </table:table-cell>
          <table:table-cell office:value-type="string" calcext:value-type="string">
            <text:p>total volume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7]*[.J147]-[.N147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51925" calcext:value-type="float">
            <text:p>2551925</text:p>
          </table:table-cell>
          <table:table-cell office:value-type="string" calcext:value-type="string">
            <text:p>total volume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8]*[.J148]-[.N148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604924" calcext:value-type="float">
            <text:p>2604924</text:p>
          </table:table-cell>
          <table:table-cell office:value-type="string" calcext:value-type="string">
            <text:p>total volume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49]*[.J149]-[.N149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82099" calcext:value-type="float">
            <text:p>2582099</text:p>
          </table:table-cell>
          <table:table-cell office:value-type="string" calcext:value-type="string">
            <text:p>total volume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0]*[.J150]-[.N150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64140" calcext:value-type="float">
            <text:p>336414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51:.B160])" office:value-type="float" office:value="3355537" calcext:value-type="float">
            <text:p>3355537</text:p>
          </table:table-cell>
          <table:table-cell/>
          <table:table-cell table:formula="of:=AVERAGE([.D151:.D160])" office:value-type="float" office:value="200" calcext:value-type="float">
            <text:p>200</text:p>
          </table:table-cell>
          <table:table-cell table:formula="of:=[.H151]*[.J151]-[.N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44401" calcext:value-type="float">
            <text:p>3344401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2]*[.J152]-[.N152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55832" calcext:value-type="float">
            <text:p>335583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3]*[.J153]-[.N153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72192" calcext:value-type="float">
            <text:p>337219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4]*[.J154]-[.N154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41404" calcext:value-type="float">
            <text:p>3341404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5]*[.J155]-[.N155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71959" calcext:value-type="float">
            <text:p>3371959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6]*[.J156]-[.N156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36031" calcext:value-type="float">
            <text:p>3336031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7]*[.J157]-[.N157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77280" calcext:value-type="float">
            <text:p>337728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8]*[.J158]-[.N158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63118" calcext:value-type="float">
            <text:p>336311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59]*[.J159]-[.N159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29013" calcext:value-type="float">
            <text:p>3329013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0]*[.J160]-[.N160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58506" calcext:value-type="float">
            <text:p>3358506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61:.B170])" office:value-type="float" office:value="3370813.7" calcext:value-type="float">
            <text:p>3370813,7</text:p>
          </table:table-cell>
          <table:table-cell/>
          <table:table-cell table:formula="of:=AVERAGE([.D161:.D170])" office:value-type="float" office:value="300" calcext:value-type="float">
            <text:p>300</text:p>
          </table:table-cell>
          <table:table-cell table:formula="of:=[.H161]*[.J161]-[.N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293509" calcext:value-type="float">
            <text:p>3293509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2]*[.J162]-[.N162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23214" calcext:value-type="float">
            <text:p>3323214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3]*[.J163]-[.N163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15120" calcext:value-type="float">
            <text:p>3315120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4]*[.J164]-[.N164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14052" calcext:value-type="float">
            <text:p>3314052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5]*[.J165]-[.N165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67640" calcext:value-type="float">
            <text:p>3367640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6]*[.J166]-[.N166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92368" calcext:value-type="float">
            <text:p>3392368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7]*[.J167]-[.N167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98130" calcext:value-type="float">
            <text:p>3498130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8]*[.J168]-[.N168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86811" calcext:value-type="float">
            <text:p>3386811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69]*[.J169]-[.N169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58787" calcext:value-type="float">
            <text:p>3458787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0]*[.J170]-[.N170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07818" calcext:value-type="float">
            <text:p>3507818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71:.B180])" office:value-type="float" office:value="3443402.8" calcext:value-type="float">
            <text:p>3443402,8</text:p>
          </table:table-cell>
          <table:table-cell/>
          <table:table-cell table:formula="of:=AVERAGE([.D171:.D180])" office:value-type="float" office:value="399.8" calcext:value-type="float">
            <text:p>399,8</text:p>
          </table:table-cell>
          <table:table-cell table:formula="of:=[.H171]*[.J171]-[.N171]" office:value-type="float" office:value="0.199999999999989" calcext:value-type="float">
            <text:p>0,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96809" calcext:value-type="float">
            <text:p>3496809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2]*[.J172]-[.N172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85047" calcext:value-type="float">
            <text:p>3385047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3]*[.J173]-[.N173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51979" calcext:value-type="float">
            <text:p>3451979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4]*[.J174]-[.N174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35157" calcext:value-type="float">
            <text:p>3535157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5]*[.J175]-[.N175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94110" calcext:value-type="float">
            <text:p>3494110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6]*[.J176]-[.N176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80590" calcext:value-type="float">
            <text:p>3380590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7]*[.J177]-[.N177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26866" calcext:value-type="float">
            <text:p>3426866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8]*[.J178]-[.N178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60420" calcext:value-type="float">
            <text:p>3360420</text:p>
          </table:table-cell>
          <table:table-cell office:value-type="string" calcext:value-type="string">
            <text:p>total volum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79]*[.J179]-[.N179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95232" calcext:value-type="float">
            <text:p>3395232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0]*[.J180]-[.N180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55969" calcext:value-type="float">
            <text:p>3355969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81:.B190])" office:value-type="float" office:value="3373019" calcext:value-type="float">
            <text:p>3373019</text:p>
          </table:table-cell>
          <table:table-cell/>
          <table:table-cell table:formula="of:=AVERAGE([.D181:.D190])" office:value-type="float" office:value="599.7" calcext:value-type="float">
            <text:p>599,7</text:p>
          </table:table-cell>
          <table:table-cell table:formula="of:=[.H181]*[.J181]-[.N181]" office:value-type="float" office:value="0.299999999999955" calcext:value-type="float">
            <text:p>0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30715" calcext:value-type="float">
            <text:p>3330715</text:p>
          </table:table-cell>
          <table:table-cell office:value-type="string" calcext:value-type="string">
            <text:p>total volume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2]*[.J182]-[.N182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40422" calcext:value-type="float">
            <text:p>3340422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3]*[.J183]-[.N183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20872" calcext:value-type="float">
            <text:p>3320872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4]*[.J184]-[.N184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67060" calcext:value-type="float">
            <text:p>3367060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5]*[.J185]-[.N185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84082" calcext:value-type="float">
            <text:p>3384082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6]*[.J186]-[.N186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88361" calcext:value-type="float">
            <text:p>3388361</text:p>
          </table:table-cell>
          <table:table-cell office:value-type="string" calcext:value-type="string">
            <text:p>total volume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7]*[.J187]-[.N187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79093" calcext:value-type="float">
            <text:p>3379093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8]*[.J188]-[.N188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390514" calcext:value-type="float">
            <text:p>3390514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89]*[.J189]-[.N189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73102" calcext:value-type="float">
            <text:p>3473102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0]*[.J190]-[.N190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99833" calcext:value-type="float">
            <text:p>3599833</text:p>
          </table:table-cell>
          <table:table-cell office:value-type="string" calcext:value-type="string">
            <text:p>total volum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91:.B200])" office:value-type="float" office:value="3542273.3" calcext:value-type="float">
            <text:p>3542273,3</text:p>
          </table:table-cell>
          <table:table-cell/>
          <table:table-cell table:formula="of:=AVERAGE([.D191:.D200])" office:value-type="float" office:value="1994.3" calcext:value-type="float">
            <text:p>1994,3</text:p>
          </table:table-cell>
          <table:table-cell table:formula="of:=[.H191]*[.J191]-[.N191]" office:value-type="float" office:value="5.70000000000005" calcext:value-type="float">
            <text:p>5,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27257" calcext:value-type="float">
            <text:p>3527257</text:p>
          </table:table-cell>
          <table:table-cell office:value-type="string" calcext:value-type="string">
            <text:p>total volum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2]*[.J192]-[.N192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27945" calcext:value-type="float">
            <text:p>3527945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3]*[.J193]-[.N193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67954" calcext:value-type="float">
            <text:p>3667954</text:p>
          </table:table-cell>
          <table:table-cell office:value-type="string" calcext:value-type="string">
            <text:p>total volum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4]*[.J194]-[.N194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53638" calcext:value-type="float">
            <text:p>3653638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5]*[.J195]-[.N195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70997" calcext:value-type="float">
            <text:p>3470997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6]*[.J196]-[.N196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76520" calcext:value-type="float">
            <text:p>3476520</text:p>
          </table:table-cell>
          <table:table-cell office:value-type="string" calcext:value-type="string">
            <text:p>total volum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7]*[.J197]-[.N197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07758" calcext:value-type="float">
            <text:p>3507758</text:p>
          </table:table-cell>
          <table:table-cell office:value-type="string" calcext:value-type="string">
            <text:p>total volu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8]*[.J198]-[.N198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02566" calcext:value-type="float">
            <text:p>3502566</text:p>
          </table:table-cell>
          <table:table-cell office:value-type="string" calcext:value-type="string">
            <text:p>total volum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199]*[.J199]-[.N199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488265" calcext:value-type="float">
            <text:p>3488265</text:p>
          </table:table-cell>
          <table:table-cell office:value-type="string" calcext:value-type="string">
            <text:p>total volum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0]*[.J200]-[.N200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48550" calcext:value-type="float">
            <text:p>3548550</text:p>
          </table:table-cell>
          <table:table-cell office:value-type="string" calcext:value-type="string">
            <text:p>total volume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01:.B210])" office:value-type="float" office:value="3603238" calcext:value-type="float">
            <text:p>3603238</text:p>
          </table:table-cell>
          <table:table-cell/>
          <table:table-cell table:formula="of:=AVERAGE([.D201:.D210])" office:value-type="float" office:value="3580.6" calcext:value-type="float">
            <text:p>3580,6</text:p>
          </table:table-cell>
          <table:table-cell table:formula="of:=[.H201]*[.J201]-[.N201]" office:value-type="float" office:value="19.4000000000001" calcext:value-type="float">
            <text:p>19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48726" calcext:value-type="float">
            <text:p>3548726</text:p>
          </table:table-cell>
          <table:table-cell office:value-type="string" calcext:value-type="string">
            <text:p>total volume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2]*[.J202]-[.N202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91931" calcext:value-type="float">
            <text:p>3591931</text:p>
          </table:table-cell>
          <table:table-cell office:value-type="string" calcext:value-type="string">
            <text:p>total volume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3]*[.J203]-[.N203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531143" calcext:value-type="float">
            <text:p>3531143</text:p>
          </table:table-cell>
          <table:table-cell office:value-type="string" calcext:value-type="string">
            <text:p>total volume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4]*[.J204]-[.N204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42935" calcext:value-type="float">
            <text:p>3642935</text:p>
          </table:table-cell>
          <table:table-cell office:value-type="string" calcext:value-type="string">
            <text:p>total volume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5]*[.J205]-[.N205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72249" calcext:value-type="float">
            <text:p>3672249</text:p>
          </table:table-cell>
          <table:table-cell office:value-type="string" calcext:value-type="string">
            <text:p>total volume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6]*[.J206]-[.N206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10160" calcext:value-type="float">
            <text:p>3610160</text:p>
          </table:table-cell>
          <table:table-cell office:value-type="string" calcext:value-type="string">
            <text:p>total volume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7]*[.J207]-[.N207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27043" calcext:value-type="float">
            <text:p>3627043</text:p>
          </table:table-cell>
          <table:table-cell office:value-type="string" calcext:value-type="string">
            <text:p>total volume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8]*[.J208]-[.N208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03627" calcext:value-type="float">
            <text:p>3603627</text:p>
          </table:table-cell>
          <table:table-cell office:value-type="string" calcext:value-type="string">
            <text:p>total volume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09]*[.J209]-[.N209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3656016" calcext:value-type="float">
            <text:p>3656016</text:p>
          </table:table-cell>
          <table:table-cell office:value-type="string" calcext:value-type="string">
            <text:p>total volume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0]*[.J210]-[.N210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454" calcext:value-type="float">
            <text:p>69454</text:p>
          </table:table-cell>
          <table:table-cell office:value-type="string" calcext:value-type="string">
            <text:p>total volume</text:p>
          </table:table-cell>
          <table:table-cell office:value-type="float" office:value="15638" calcext:value-type="float">
            <text:p>15638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11:.B220])" office:value-type="float" office:value="69808.3" calcext:value-type="float">
            <text:p>69808,3</text:p>
          </table:table-cell>
          <table:table-cell/>
          <table:table-cell table:formula="of:=AVERAGE([.D211:.D220])" office:value-type="float" office:value="15789.2" calcext:value-type="float">
            <text:p>15789,2</text:p>
          </table:table-cell>
          <table:table-cell table:formula="of:=[.H211]*[.J211]-[.N211]" office:value-type="float" office:value="4210.8" calcext:value-type="float">
            <text:p>4210,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134" calcext:value-type="float">
            <text:p>71134</text:p>
          </table:table-cell>
          <table:table-cell office:value-type="string" calcext:value-type="string">
            <text:p>total volume</text:p>
          </table:table-cell>
          <table:table-cell office:value-type="float" office:value="15876" calcext:value-type="float">
            <text:p>1587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2]*[.J212]-[.N212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818" calcext:value-type="float">
            <text:p>67818</text:p>
          </table:table-cell>
          <table:table-cell office:value-type="string" calcext:value-type="string">
            <text:p>total volume</text:p>
          </table:table-cell>
          <table:table-cell office:value-type="float" office:value="15502" calcext:value-type="float">
            <text:p>1550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3]*[.J213]-[.N213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442" calcext:value-type="float">
            <text:p>67442</text:p>
          </table:table-cell>
          <table:table-cell office:value-type="string" calcext:value-type="string">
            <text:p>total volume</text:p>
          </table:table-cell>
          <table:table-cell office:value-type="float" office:value="15819" calcext:value-type="float">
            <text:p>15819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4]*[.J214]-[.N214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4759" calcext:value-type="float">
            <text:p>64759</text:p>
          </table:table-cell>
          <table:table-cell office:value-type="string" calcext:value-type="string">
            <text:p>total volume</text:p>
          </table:table-cell>
          <table:table-cell office:value-type="float" office:value="15522" calcext:value-type="float">
            <text:p>15522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5]*[.J215]-[.N215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1822" calcext:value-type="float">
            <text:p>61822</text:p>
          </table:table-cell>
          <table:table-cell office:value-type="string" calcext:value-type="string">
            <text:p>total volume</text:p>
          </table:table-cell>
          <table:table-cell office:value-type="float" office:value="15495" calcext:value-type="float">
            <text:p>15495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6]*[.J216]-[.N216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490" calcext:value-type="float">
            <text:p>73490</text:p>
          </table:table-cell>
          <table:table-cell office:value-type="string" calcext:value-type="string">
            <text:p>total volume</text:p>
          </table:table-cell>
          <table:table-cell office:value-type="float" office:value="16270" calcext:value-type="float">
            <text:p>1627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7]*[.J217]-[.N217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403" calcext:value-type="float">
            <text:p>74403</text:p>
          </table:table-cell>
          <table:table-cell office:value-type="string" calcext:value-type="string">
            <text:p>total volume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8]*[.J218]-[.N218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8425" calcext:value-type="float">
            <text:p>78425</text:p>
          </table:table-cell>
          <table:table-cell office:value-type="string" calcext:value-type="string">
            <text:p>total volume</text:p>
          </table:table-cell>
          <table:table-cell office:value-type="float" office:value="16311" calcext:value-type="float">
            <text:p>16311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19]*[.J219]-[.N219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336" calcext:value-type="float">
            <text:p>69336</text:p>
          </table:table-cell>
          <table:table-cell office:value-type="string" calcext:value-type="string">
            <text:p>total volume</text:p>
          </table:table-cell>
          <table:table-cell office:value-type="float" office:value="15386" calcext:value-type="float">
            <text:p>15386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0]*[.J220]-[.N220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87227" calcext:value-type="float">
            <text:p>6887227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21:.B230])" office:value-type="float" office:value="6771851.8" calcext:value-type="float">
            <text:p>6771851,8</text:p>
          </table:table-cell>
          <table:table-cell/>
          <table:table-cell table:formula="of:=AVERAGE([.D221:.D230])" office:value-type="float" office:value="200" calcext:value-type="float">
            <text:p>200</text:p>
          </table:table-cell>
          <table:table-cell table:formula="of:=[.H221]*[.J221]-[.N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20350" calcext:value-type="float">
            <text:p>682035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2]*[.J222]-[.N222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79428" calcext:value-type="float">
            <text:p>677942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3]*[.J223]-[.N223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48854" calcext:value-type="float">
            <text:p>6748854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4]*[.J224]-[.N224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26433" calcext:value-type="float">
            <text:p>6726433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5]*[.J225]-[.N225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47733" calcext:value-type="float">
            <text:p>6647733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6]*[.J226]-[.N226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25937" calcext:value-type="float">
            <text:p>6625937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7]*[.J227]-[.N227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88482" calcext:value-type="float">
            <text:p>678848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8]*[.J228]-[.N228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46429" calcext:value-type="float">
            <text:p>6846429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29]*[.J229]-[.N229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47645" calcext:value-type="float">
            <text:p>6847645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0]*[.J230]-[.N230]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09789" calcext:value-type="float">
            <text:p>6809789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31:.B240])" office:value-type="float" office:value="6751034.1" calcext:value-type="float">
            <text:p>6751034,1</text:p>
          </table:table-cell>
          <table:table-cell/>
          <table:table-cell table:formula="of:=AVERAGE([.D231:.D240])" office:value-type="float" office:value="300" calcext:value-type="float">
            <text:p>300</text:p>
          </table:table-cell>
          <table:table-cell table:formula="of:=[.H231]*[.J231]-[.N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52698" calcext:value-type="float">
            <text:p>6752698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2]*[.J232]-[.N232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55957" calcext:value-type="float">
            <text:p>6755957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3]*[.J233]-[.N233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66418" calcext:value-type="float">
            <text:p>6766418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4]*[.J234]-[.N234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44937" calcext:value-type="float">
            <text:p>6744937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5]*[.J235]-[.N235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08800" calcext:value-type="float">
            <text:p>6608800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6]*[.J236]-[.N236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29111" calcext:value-type="float">
            <text:p>6629111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7]*[.J237]-[.N237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69117" calcext:value-type="float">
            <text:p>6769117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8]*[.J238]-[.N238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71829" calcext:value-type="float">
            <text:p>6771829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39]*[.J239]-[.N239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01685" calcext:value-type="float">
            <text:p>6901685</text:p>
          </table:table-cell>
          <table:table-cell office:value-type="string" calcext:value-type="string">
            <text:p>total 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0]*[.J240]-[.N240]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80111" calcext:value-type="float">
            <text:p>6680111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41:.B250])" office:value-type="float" office:value="6762495.7" calcext:value-type="float">
            <text:p>6762495,7</text:p>
          </table:table-cell>
          <table:table-cell/>
          <table:table-cell table:formula="of:=AVERAGE([.D241:.D250])" office:value-type="float" office:value="400" calcext:value-type="float">
            <text:p>400</text:p>
          </table:table-cell>
          <table:table-cell table:formula="of:=[.H241]*[.J241]-[.N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80091" calcext:value-type="float">
            <text:p>6780091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2]*[.J242]-[.N242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80509" calcext:value-type="float">
            <text:p>6680509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3]*[.J243]-[.N243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20182" calcext:value-type="float">
            <text:p>6920182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4]*[.J244]-[.N244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02012" calcext:value-type="float">
            <text:p>7002012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5]*[.J245]-[.N245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44645" calcext:value-type="float">
            <text:p>6844645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6]*[.J246]-[.N246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574759" calcext:value-type="float">
            <text:p>6574759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7]*[.J247]-[.N247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72277" calcext:value-type="float">
            <text:p>6672277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8]*[.J248]-[.N248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35709" calcext:value-type="float">
            <text:p>6735709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49]*[.J249]-[.N249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34662" calcext:value-type="float">
            <text:p>6734662</text:p>
          </table:table-cell>
          <table:table-cell office:value-type="string" calcext:value-type="string">
            <text:p>total volu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0]*[.J250]-[.N250]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02861" calcext:value-type="float">
            <text:p>6802861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51:.B260])" office:value-type="float" office:value="6794656.1" calcext:value-type="float">
            <text:p>6794656,1</text:p>
          </table:table-cell>
          <table:table-cell/>
          <table:table-cell table:formula="of:=AVERAGE([.D251:.D260])" office:value-type="float" office:value="599.9" calcext:value-type="float">
            <text:p>599,9</text:p>
          </table:table-cell>
          <table:table-cell table:formula="of:=[.H251]*[.J251]-[.N251]" office:value-type="float" office:value="0.100000000000023" calcext:value-type="float">
            <text:p>0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50538" calcext:value-type="float">
            <text:p>6650538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2]*[.J252]-[.N252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656522" calcext:value-type="float">
            <text:p>6656522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3]*[.J253]-[.N253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57471" calcext:value-type="float">
            <text:p>6857471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4]*[.J254]-[.N254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11354" calcext:value-type="float">
            <text:p>6811354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5]*[.J255]-[.N255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567549" calcext:value-type="float">
            <text:p>6567549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6]*[.J256]-[.N256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726552" calcext:value-type="float">
            <text:p>6726552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7]*[.J257]-[.N257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53007" calcext:value-type="float">
            <text:p>7053007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8]*[.J258]-[.N258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59194" calcext:value-type="float">
            <text:p>6959194</text:p>
          </table:table-cell>
          <table:table-cell office:value-type="string" calcext:value-type="string">
            <text:p>total volume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59]*[.J259]-[.N259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61513" calcext:value-type="float">
            <text:p>6861513</text:p>
          </table:table-cell>
          <table:table-cell office:value-type="string" calcext:value-type="string">
            <text:p>total volum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0]*[.J260]-[.N260]"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73275" calcext:value-type="float">
            <text:p>6973275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61:.B270])" office:value-type="float" office:value="6996993.9" calcext:value-type="float">
            <text:p>6996993,9</text:p>
          </table:table-cell>
          <table:table-cell/>
          <table:table-cell table:formula="of:=AVERAGE([.D261:.D270])" office:value-type="float" office:value="1999.9" calcext:value-type="float">
            <text:p>1999,9</text:p>
          </table:table-cell>
          <table:table-cell table:formula="of:=[.H261]*[.J261]-[.N261]" office:value-type="float" office:value="0.0999999999999091" calcext:value-type="float">
            <text:p>0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76082" calcext:value-type="float">
            <text:p>6976082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2]*[.J262]-[.N262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76435" calcext:value-type="float">
            <text:p>7076435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3]*[.J263]-[.N263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37991" calcext:value-type="float">
            <text:p>7037991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4]*[.J264]-[.N264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67531" calcext:value-type="float">
            <text:p>6967531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5]*[.J265]-[.N265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21967" calcext:value-type="float">
            <text:p>6921967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6]*[.J266]-[.N266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55341" calcext:value-type="float">
            <text:p>6855341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7]*[.J267]-[.N267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28916" calcext:value-type="float">
            <text:p>6928916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8]*[.J268]-[.N268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29506" calcext:value-type="float">
            <text:p>7129506</text:p>
          </table:table-cell>
          <table:table-cell office:value-type="string" calcext:value-type="string">
            <text:p>total volum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69]*[.J269]-[.N269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02895" calcext:value-type="float">
            <text:p>7102895</text:p>
          </table:table-cell>
          <table:table-cell office:value-type="string" calcext:value-type="string">
            <text:p>total volu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0]*[.J270]-[.N270]"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74152" calcext:value-type="float">
            <text:p>7174152</text:p>
          </table:table-cell>
          <table:table-cell office:value-type="string" calcext:value-type="string">
            <text:p>total volume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71:.B280])" office:value-type="float" office:value="7025099.5" calcext:value-type="float">
            <text:p>7025099,5</text:p>
          </table:table-cell>
          <table:table-cell/>
          <table:table-cell table:formula="of:=AVERAGE([.D271:.D280])" office:value-type="float" office:value="3595.6" calcext:value-type="float">
            <text:p>3595,6</text:p>
          </table:table-cell>
          <table:table-cell table:formula="of:=[.H271]*[.J271]-[.N271]" office:value-type="float" office:value="4.40000000000009" calcext:value-type="float">
            <text:p>4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90642" calcext:value-type="float">
            <text:p>7090642</text:p>
          </table:table-cell>
          <table:table-cell office:value-type="string" calcext:value-type="string">
            <text:p>total volum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2]*[.J272]-[.N272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39695" calcext:value-type="float">
            <text:p>7039695</text:p>
          </table:table-cell>
          <table:table-cell office:value-type="string" calcext:value-type="string">
            <text:p>total volume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3]*[.J273]-[.N273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39786" calcext:value-type="float">
            <text:p>7039786</text:p>
          </table:table-cell>
          <table:table-cell office:value-type="string" calcext:value-type="string">
            <text:p>total volume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4]*[.J274]-[.N274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61976" calcext:value-type="float">
            <text:p>7161976</text:p>
          </table:table-cell>
          <table:table-cell office:value-type="string" calcext:value-type="string">
            <text:p>total volume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5]*[.J275]-[.N275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056532" calcext:value-type="float">
            <text:p>7056532</text:p>
          </table:table-cell>
          <table:table-cell office:value-type="string" calcext:value-type="string">
            <text:p>total volum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6]*[.J276]-[.N276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17101" calcext:value-type="float">
            <text:p>6917101</text:p>
          </table:table-cell>
          <table:table-cell office:value-type="string" calcext:value-type="string">
            <text:p>total volume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7]*[.J277]-[.N277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828701" calcext:value-type="float">
            <text:p>6828701</text:p>
          </table:table-cell>
          <table:table-cell office:value-type="string" calcext:value-type="string">
            <text:p>total volum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8]*[.J278]-[.N278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73542" calcext:value-type="float">
            <text:p>6973542</text:p>
          </table:table-cell>
          <table:table-cell office:value-type="string" calcext:value-type="string">
            <text:p>total volume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79]*[.J279]-[.N279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968868" calcext:value-type="float">
            <text:p>6968868</text:p>
          </table:table-cell>
          <table:table-cell office:value-type="string" calcext:value-type="string">
            <text:p>total volume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0]*[.J280]-[.N280]" office:value-type="float" office:value="3600" calcext:value-type="float">
            <text:p>36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462318" calcext:value-type="float">
            <text:p>8462318</text:p>
          </table:table-cell>
          <table:table-cell office:value-type="string" calcext:value-type="string">
            <text:p>total volume</text:p>
          </table:table-cell>
          <table:table-cell office:value-type="float" office:value="19925" calcext:value-type="float">
            <text:p>1992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81:.B290])" office:value-type="float" office:value="8304455.3" calcext:value-type="float">
            <text:p>8304455,3</text:p>
          </table:table-cell>
          <table:table-cell/>
          <table:table-cell table:formula="of:=AVERAGE([.D281:.D290])" office:value-type="float" office:value="19901.3" calcext:value-type="float">
            <text:p>19901,3</text:p>
          </table:table-cell>
          <table:table-cell table:formula="of:=[.H281]*[.J281]-[.N281]" office:value-type="float" office:value="98.7000000000007" calcext:value-type="float">
            <text:p>98,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364831" calcext:value-type="float">
            <text:p>8364831</text:p>
          </table:table-cell>
          <table:table-cell office:value-type="string" calcext:value-type="string">
            <text:p>total volume</text:p>
          </table:table-cell>
          <table:table-cell office:value-type="float" office:value="19946" calcext:value-type="float">
            <text:p>1994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2]*[.J282]-[.N282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414548" calcext:value-type="float">
            <text:p>8414548</text:p>
          </table:table-cell>
          <table:table-cell office:value-type="string" calcext:value-type="string">
            <text:p>total volume</text:p>
          </table:table-cell>
          <table:table-cell office:value-type="float" office:value="19903" calcext:value-type="float">
            <text:p>19903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3]*[.J283]-[.N283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368435" calcext:value-type="float">
            <text:p>8368435</text:p>
          </table:table-cell>
          <table:table-cell office:value-type="string" calcext:value-type="string">
            <text:p>total volume</text:p>
          </table:table-cell>
          <table:table-cell office:value-type="float" office:value="19933" calcext:value-type="float">
            <text:p>19933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4]*[.J284]-[.N284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328576" calcext:value-type="float">
            <text:p>8328576</text:p>
          </table:table-cell>
          <table:table-cell office:value-type="string" calcext:value-type="string">
            <text:p>total volume</text:p>
          </table:table-cell>
          <table:table-cell office:value-type="float" office:value="19844" calcext:value-type="float">
            <text:p>1984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5]*[.J285]-[.N285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155578" calcext:value-type="float">
            <text:p>8155578</text:p>
          </table:table-cell>
          <table:table-cell office:value-type="string" calcext:value-type="string">
            <text:p>total volume</text:p>
          </table:table-cell>
          <table:table-cell office:value-type="float" office:value="19912" calcext:value-type="float">
            <text:p>19912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6]*[.J286]-[.N286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235778" calcext:value-type="float">
            <text:p>8235778</text:p>
          </table:table-cell>
          <table:table-cell office:value-type="string" calcext:value-type="string">
            <text:p>total volume</text:p>
          </table:table-cell>
          <table:table-cell office:value-type="float" office:value="19826" calcext:value-type="float">
            <text:p>1982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7]*[.J287]-[.N287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301776" calcext:value-type="float">
            <text:p>8301776</text:p>
          </table:table-cell>
          <table:table-cell office:value-type="string" calcext:value-type="string">
            <text:p>total volume</text:p>
          </table:table-cell>
          <table:table-cell office:value-type="float" office:value="19964" calcext:value-type="float">
            <text:p>19964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8]*[.J288]-[.N288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218396" calcext:value-type="float">
            <text:p>8218396</text:p>
          </table:table-cell>
          <table:table-cell office:value-type="string" calcext:value-type="string">
            <text:p>total volume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89]*[.J289]-[.N289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194317" calcext:value-type="float">
            <text:p>8194317</text:p>
          </table:table-cell>
          <table:table-cell office:value-type="string" calcext:value-type="string">
            <text:p>total volume</text:p>
          </table:table-cell>
          <table:table-cell office:value-type="float" office:value="19899" calcext:value-type="float">
            <text:p>1989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H290]*[.J290]-[.N290]" office:value-type="float" office:value="20000" calcext:value-type="float">
            <text:p>20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67509" calcext:value-type="float">
            <text:p>567509</text:p>
          </table:table-cell>
          <table:table-cell office:value-type="string" calcext:value-type="string">
            <text:p>total volume</text:p>
          </table:table-cell>
          <table:table-cell office:value-type="float" office:value="49680" calcext:value-type="float">
            <text:p>4968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91:.B300])" office:value-type="float" office:value="567186.5" calcext:value-type="float">
            <text:p>567186,5</text:p>
          </table:table-cell>
          <table:table-cell/>
          <table:table-cell table:formula="of:=AVERAGE([.D291:.D300])" office:value-type="float" office:value="49577.7" calcext:value-type="float">
            <text:p>49577,7</text:p>
          </table:table-cell>
          <table:table-cell table:formula="of:=[.H291]*[.J291]-[.N291]" office:value-type="float" office:value="13622.3" calcext:value-type="float">
            <text:p>13622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63693" calcext:value-type="float">
            <text:p>563693</text:p>
          </table:table-cell>
          <table:table-cell office:value-type="string" calcext:value-type="string">
            <text:p>total volume</text:p>
          </table:table-cell>
          <table:table-cell office:value-type="float" office:value="49401" calcext:value-type="float">
            <text:p>49401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33391" calcext:value-type="float">
            <text:p>533391</text:p>
          </table:table-cell>
          <table:table-cell office:value-type="string" calcext:value-type="string">
            <text:p>total volume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91085" calcext:value-type="float">
            <text:p>591085</text:p>
          </table:table-cell>
          <table:table-cell office:value-type="string" calcext:value-type="string">
            <text:p>total volume</text:p>
          </table:table-cell>
          <table:table-cell office:value-type="float" office:value="50782" calcext:value-type="float">
            <text:p>50782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56026" calcext:value-type="float">
            <text:p>556026</text:p>
          </table:table-cell>
          <table:table-cell office:value-type="string" calcext:value-type="string">
            <text:p>total volume</text:p>
          </table:table-cell>
          <table:table-cell office:value-type="float" office:value="48420" calcext:value-type="float">
            <text:p>4842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630167" calcext:value-type="float">
            <text:p>630167</text:p>
          </table:table-cell>
          <table:table-cell office:value-type="string" calcext:value-type="string">
            <text:p>total volume</text:p>
          </table:table-cell>
          <table:table-cell office:value-type="float" office:value="51937" calcext:value-type="float">
            <text:p>5193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67656" calcext:value-type="float">
            <text:p>567656</text:p>
          </table:table-cell>
          <table:table-cell office:value-type="string" calcext:value-type="string">
            <text:p>total volume</text:p>
          </table:table-cell>
          <table:table-cell office:value-type="float" office:value="50219" calcext:value-type="float">
            <text:p>50219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57619" calcext:value-type="float">
            <text:p>557619</text:p>
          </table:table-cell>
          <table:table-cell office:value-type="string" calcext:value-type="string">
            <text:p>total volume</text:p>
          </table:table-cell>
          <table:table-cell office:value-type="float" office:value="48897" calcext:value-type="float">
            <text:p>48897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67006" calcext:value-type="float">
            <text:p>567006</text:p>
          </table:table-cell>
          <table:table-cell office:value-type="string" calcext:value-type="string">
            <text:p>total volume</text:p>
          </table:table-cell>
          <table:table-cell office:value-type="float" office:value="49530" calcext:value-type="float">
            <text:p>49530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37713" calcext:value-type="float">
            <text:p>537713</text:p>
          </table:table-cell>
          <table:table-cell office:value-type="string" calcext:value-type="string">
            <text:p>total volume</text:p>
          </table:table-cell>
          <table:table-cell office:value-type="float" office:value="48636" calcext:value-type="float">
            <text:p>48636</text:p>
          </table:table-cell>
          <table:table-cell office:value-type="string" calcext:value-type="string">
            <text:p>Nombre d'el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mbre de boit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date>2015-11-19T19:28:49.173991800</dc:date>
    <meta:editing-duration>PT3M27S</meta:editing-duration>
    <meta:editing-cycles>1</meta:editing-cycles>
    <meta:document-statistic meta:table-count="1" meta:cell-count="3351" meta:object-count="0"/>
  </office:meta>
</office:document-meta>
</file>